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25b7f" officeooo:paragraph-rsid="00125b7f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25b7f" officeooo:paragraph-rsid="00125b7f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normal" officeooo:rsid="00125b7f" officeooo:paragraph-rsid="00125b7f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tyle="normal" officeooo:rsid="00125b7f" officeooo:paragraph-rsid="001f3386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tyle="normal" officeooo:rsid="00132ba9" officeooo:paragraph-rsid="001ffbd7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tyle="normal" officeooo:rsid="001ed7af" officeooo:paragraph-rsid="001ed7af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tyle="normal" officeooo:rsid="001ed7af" officeooo:paragraph-rsid="001f3386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officeooo:rsid="001ffbd7" officeooo:paragraph-rsid="001ffbd7" style:font-style-asian="normal" style:font-style-complex="normal"/>
    </style:style>
    <style:style style:name="P9" style:family="paragraph" style:parent-style-name="Standard" style:list-style-name="L6">
      <style:paragraph-properties fo:text-align="start" style:justify-single-word="false"/>
      <style:text-properties fo:font-style="italic" officeooo:rsid="00132ba9" officeooo:paragraph-rsid="001ed7af" style:font-style-asian="italic" style:font-style-complex="italic"/>
    </style:style>
    <style:style style:name="P10" style:family="paragraph" style:parent-style-name="Standard">
      <style:paragraph-properties fo:text-align="start" style:justify-single-word="false"/>
      <style:text-properties fo:language="bs" fo:country="BA" officeooo:rsid="00168c0f" officeooo:paragraph-rsid="00168c0f"/>
    </style:style>
    <style:style style:name="P11" style:family="paragraph" style:parent-style-name="Standard">
      <style:paragraph-properties fo:text-align="start" style:justify-single-word="false"/>
      <style:text-properties officeooo:rsid="0018378c" officeooo:paragraph-rsid="001f3386"/>
    </style:style>
    <style:style style:name="P12" style:family="paragraph" style:parent-style-name="Standard">
      <style:paragraph-properties fo:text-align="start" style:justify-single-word="false"/>
      <style:text-properties officeooo:paragraph-rsid="0018378c"/>
    </style:style>
    <style:style style:name="P13" style:family="paragraph" style:parent-style-name="Standard">
      <style:paragraph-properties fo:text-align="start" style:justify-single-word="false"/>
      <style:text-properties officeooo:paragraph-rsid="00132ba9"/>
    </style:style>
    <style:style style:name="P14" style:family="paragraph" style:parent-style-name="Standard" style:list-style-name="L6">
      <style:paragraph-properties fo:text-align="start" style:justify-single-word="false"/>
      <style:text-properties officeooo:paragraph-rsid="001ed7af"/>
    </style:style>
    <style:style style:name="P15" style:family="paragraph" style:parent-style-name="Standard">
      <style:paragraph-properties fo:text-align="start" style:justify-single-word="false"/>
      <style:text-properties officeooo:paragraph-rsid="00152a91"/>
    </style:style>
    <style:style style:name="P16" style:family="paragraph" style:parent-style-name="Standard" style:list-style-name="L11">
      <style:paragraph-properties fo:text-align="start" style:justify-single-word="false"/>
      <style:text-properties officeooo:paragraph-rsid="001f3386"/>
    </style:style>
    <style:style style:name="P17" style:family="paragraph" style:parent-style-name="Standard">
      <style:paragraph-properties fo:text-align="start" style:justify-single-word="false"/>
      <style:text-properties officeooo:paragraph-rsid="001ed7af"/>
    </style:style>
    <style:style style:name="P18" style:family="paragraph" style:parent-style-name="Standard" style:list-style-name="L12">
      <style:paragraph-properties fo:text-align="start" style:justify-single-word="false"/>
      <style:text-properties officeooo:paragraph-rsid="001f3386"/>
    </style:style>
    <style:style style:name="P19" style:family="paragraph" style:parent-style-name="Standard">
      <style:paragraph-properties fo:text-align="start" style:justify-single-word="false"/>
      <style:text-properties officeooo:paragraph-rsid="001f3386"/>
    </style:style>
    <style:style style:name="P20" style:family="paragraph" style:parent-style-name="Standard">
      <style:paragraph-properties fo:text-align="start" style:justify-single-word="false"/>
      <style:text-properties officeooo:paragraph-rsid="001ffbd7"/>
    </style:style>
    <style:style style:name="P21" style:family="paragraph" style:parent-style-name="Standard">
      <style:paragraph-properties fo:text-align="start" style:justify-single-word="false"/>
      <style:text-properties officeooo:paragraph-rsid="002189e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25b7f" style:font-style-asian="italic" style:font-style-complex="italic"/>
    </style:style>
    <style:style style:name="T3" style:family="text">
      <style:text-properties fo:font-style="normal" officeooo:rsid="00125b7f" style:font-style-asian="normal" style:font-style-complex="normal"/>
    </style:style>
    <style:style style:name="T4" style:family="text">
      <style:text-properties fo:language="bs" fo:country="BA"/>
    </style:style>
    <style:style style:name="T5" style:family="text">
      <style:text-properties fo:language="bs" fo:country="BA" officeooo:rsid="00132ba9"/>
    </style:style>
    <style:style style:name="T6" style:family="text">
      <style:text-properties fo:language="bs" fo:country="BA" fo:font-style="normal" style:font-style-asian="normal" style:font-style-complex="normal"/>
    </style:style>
    <style:style style:name="T7" style:family="text">
      <style:text-properties fo:language="bs" fo:country="BA" fo:font-style="normal" officeooo:rsid="00132ba9" style:font-style-asian="normal" style:font-style-complex="normal"/>
    </style:style>
    <style:style style:name="T8" style:family="text">
      <style:text-properties fo:language="bs" fo:country="BA" fo:font-style="normal" officeooo:rsid="001455d7" style:font-style-asian="normal" style:font-style-complex="normal"/>
    </style:style>
    <style:style style:name="T9" style:family="text">
      <style:text-properties fo:language="bs" fo:country="BA" fo:font-style="normal" officeooo:rsid="00152a91" style:font-style-asian="normal" style:font-style-complex="normal"/>
    </style:style>
    <style:style style:name="T10" style:family="text">
      <style:text-properties fo:language="bs" fo:country="BA" fo:font-style="normal" officeooo:rsid="00168c0f" style:font-style-asian="normal" style:font-style-complex="normal"/>
    </style:style>
    <style:style style:name="T11" style:family="text">
      <style:text-properties fo:language="bs" fo:country="BA" fo:font-style="normal" officeooo:rsid="0018378c" style:font-style-asian="normal" style:font-style-complex="normal"/>
    </style:style>
    <style:style style:name="T12" style:family="text">
      <style:text-properties fo:language="bs" fo:country="BA" fo:font-style="normal" officeooo:rsid="001b1748" style:font-style-asian="normal" style:font-style-complex="normal"/>
    </style:style>
    <style:style style:name="T13" style:family="text">
      <style:text-properties fo:language="bs" fo:country="BA" fo:font-style="normal" officeooo:rsid="001d4003" style:font-style-asian="normal" style:font-style-complex="normal"/>
    </style:style>
    <style:style style:name="T14" style:family="text">
      <style:text-properties fo:language="bs" fo:country="BA" fo:font-style="normal" officeooo:rsid="001ed7af" style:font-style-asian="normal" style:font-style-complex="normal"/>
    </style:style>
    <style:style style:name="T15" style:family="text">
      <style:text-properties fo:language="bs" fo:country="BA" fo:font-style="normal" officeooo:rsid="001f3386" style:font-style-asian="normal" style:font-style-complex="normal"/>
    </style:style>
    <style:style style:name="T16" style:family="text">
      <style:text-properties fo:language="bs" fo:country="BA" fo:font-style="normal" officeooo:rsid="001ffbd7" style:font-style-asian="normal" style:font-style-complex="normal"/>
    </style:style>
    <style:style style:name="T17" style:family="text">
      <style:text-properties fo:language="bs" fo:country="BA" fo:font-style="normal" officeooo:rsid="002189eb" style:font-style-asian="normal" style:font-style-complex="normal"/>
    </style:style>
    <style:style style:name="T18" style:family="text">
      <style:text-properties fo:language="bs" fo:country="BA" fo:font-style="normal" style:text-underline-style="none" style:font-style-asian="normal" style:font-style-complex="normal"/>
    </style:style>
    <style:style style:name="T19" style:family="text">
      <style:text-properties fo:language="bs" fo:country="BA" fo:font-style="normal" style:text-underline-style="none" officeooo:rsid="00132ba9" style:font-style-asian="normal" style:font-style-complex="normal"/>
    </style:style>
    <style:style style:name="T20" style:family="text">
      <style:text-properties fo:language="bs" fo:country="BA" fo:font-style="normal" style:text-underline-style="none" officeooo:rsid="001c3dea" style:font-style-asian="normal" style:font-style-complex="normal"/>
    </style:style>
    <style:style style:name="T21" style:family="text">
      <style:text-properties fo:language="bs" fo:country="BA" fo:font-style="italic" officeooo:rsid="00132ba9" style:font-style-asian="italic" style:font-style-complex="italic"/>
    </style:style>
    <style:style style:name="T22" style:family="text">
      <style:text-properties fo:language="bs" fo:country="BA" style:text-underline-style="none"/>
    </style:style>
    <style:style style:name="T23" style:family="text">
      <style:text-properties fo:language="bs" fo:country="BA" officeooo:rsid="001ed7af"/>
    </style:style>
    <style:style style:name="T24" style:family="text">
      <style:text-properties fo:language="bs" fo:country="BA" officeooo:rsid="0018378c"/>
    </style:style>
    <style:style style:name="T25" style:family="text">
      <style:text-properties fo:language="bs" fo:country="BA" officeooo:rsid="001ffbd7"/>
    </style:style>
    <style:style style:name="T26" style:family="text">
      <style:text-properties fo:language="bs" fo:country="BA" officeooo:rsid="002189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sta potencijalnih klasa</text:p>
      <text:p text:style-name="P1"/>
      <text:p text:style-name="P1"/>
      <text:p text:style-name="P1">-<text:span text:style-name="T1">Korisnik</text:span></text:p>
      <text:p text:style-name="P13"><text:span text:style-name="T3">Ova klasa bi trebala imati prvenstveno ime, prezime, email korisnika </text:span><text:span text:style-name="T7">i naravno odgovarajuće gettere i setter za ove atribute</text:span><text:span text:style-name="T3">. </text:span><text:span text:style-name="T15">Ima </text:span><text:span text:style-name="T3">konstruktor koji prima ime, prezime, email korisnika.</text:span><text:span text:style-name="T7"> Naravno na ime, prezime, email postoje određene restrikcije (dužina, dozvoljeni tip karaktera itd).</text:span><text:span text:style-name="T20"> </text:span><text:span text:style-name="T8"><text:s/></text:span><text:span text:style-name="T14">Pored ovih atributa ima atribute vrijeme_isteka_rezervacije te rezervacijsko_mjesto <text:s/>(red i kolona)</text:span></text:p>
      <text:p text:style-name="P3"/>
      <text:p text:style-name="P3">-<text:span text:style-name="T23">Registrovani korisnik</text:span></text:p>
      <text:p text:style-name="P17"><text:span text:style-name="T14">Nasljeđuje se iz Korisnik </text:span><text:span text:style-name="T15">i pored navedenih atributa ima atribut password te </text:span><text:span text:style-name="T14">atribute:</text:span></text:p>
      <text:list xml:id="list2175062430" text:style-name="L6">
        <text:list-item>
          <text:p text:style-name="P14"><text:span text:style-name="T21">provedeno_vrijeme_na_parkingu</text:span><text:span text:style-name="T19"> - odnosi se na provedeno vrijeme u tom mjesecu </text:span></text:p>
        </text:list-item>
        <text:list-item>
          <text:p text:style-name="P9"><text:span text:style-name="T22">uzastopno_vrijeme_na_parkingu – </text:span><text:span text:style-name="T18">odnosi se na broj uzastopnih dana koje korisnik provede od posljednjeg “neprovedenog” dana na parkingu (potrebno za popuste)</text:span></text:p>
        </text:list-item>
      </text:list>
      <text:p text:style-name="P6"><text:span text:style-name="T23"/></text:p>
      <text:p text:style-name="P6"><text:span text:style-name="T23"/></text:p>
      <text:p text:style-name="P6"><text:span text:style-name="T23"/></text:p>
      <text:p text:style-name="P19"><text:span text:style-name="T3">-</text:span><text:span text:style-name="T9">Rezervacija</text:span><text:span text:style-name="T8"> </text:span></text:p>
      <text:p text:style-name="P11"><text:span text:style-name="T8">O</text:span><text:span text:style-name="T6">va klasa ima atribute:</text:span></text:p>
      <text:list xml:id="list717065807" text:style-name="L11">
        <text:list-item>
          <text:p text:style-name="P16"><text:span text:style-name="T12">id tipa int</text:span></text:p>
        </text:list-item>
      </text:list>
      <text:list xml:id="list1412531435" text:style-name="L12">
        <text:list-item>
          <text:p text:style-name="P18"><text:span text:style-name="T11">tipa Korisnik korisnik</text:span></text:p>
        </text:list-item>
        <text:list-item>
          <text:p text:style-name="P18"><text:span text:style-name="T11">atribut mjesto (red,kolona) </text:span></text:p>
        </text:list-item>
        <text:list-item>
          <text:p text:style-name="P18"><text:span text:style-name="T11">atribut tipa Time vrijeme_isteka </text:span></text:p>
        </text:list-item>
      </text:list>
      <text:p text:style-name="P7"><text:span text:style-name="T24">pri čemu atribut korisnik se odnosi na korisnika koji je rezervisao mjesto, a vrijeme_isteka na vrijeme kada se rezervacija završava, tj. kada korisnik treba doći po svoje vozilo.</text:span></text:p>
      <text:p text:style-name="P6"><text:span text:style-name="T23"/></text:p>
      <text:p text:style-name="P6"><text:span text:style-name="T23"/></text:p>
      <text:p text:style-name="P4">-<text:span text:style-name="T5">Popust</text:span></text:p>
      <text:p text:style-name="P20"><text:span text:style-name="T7">Ova klasa ima atribut </text:span><text:span text:style-name="T16">listu naziva popusta. Pored ovog ima atribut</text:span><text:span text:style-name="T7"> </text:span><text:span text:style-name="T16">iznos </text:span><text:span text:style-name="T7">popusta te odgovarajuće settere,gettere i konstruktor. Posjeduje funkciju kojoj se kao atribut šalje tip popusta i korisnik, a funkcija provjera da li korisnik zadovoljava određene uvjete za tu vrstu popusta npr. ukoliko vlasnik odobri popust za broj uzastopni</text:span><text:span text:style-name="T16">h</text:span><text:span text:style-name="T7"> dana provedenih na parkingu, provjerava taj </text:span><text:span text:style-name="T16">broj za korisnika</text:span><text:span text:style-name="T7"> i vraća povratnu informaciju viewmodelu koji to prosljeđuje na view tj. prezentuje korisniku aplikacije. </text:span><text:span text:style-name="T8">ili ukoliko se izabere igrica za popust prosjeđuje se odgovarjućoj klasi koja je nadležna za to. </text:span></text:p>
      <text:p text:style-name="P5"><text:span text:style-name="T25">Klasa ima funkciju prijavi_popust koja prima tip popusta (imaju 3 vrste popusta – stalni gosti, igrica, osobe s invaliditetom) i količinu popusta te se u listi parova (tip popusta, boolean) odabrava ta vrsta popusta. </text:span></text:p>
      <text:p text:style-name="P8"><text:span text:style-name="T25">Z</text:span><text:span text:style-name="T4">bog popusta za stalne goste, sadrži metodu odredi_broj_uzastopnih_dana </text:span><text:span text:style-name="T26">koja vraća izuzetak ukoliko naziv popusta ne odgovara.</text:span></text:p>
      <text:p text:style-name="P4"><text:span text:style-name="T23"/></text:p>
      <text:p text:style-name="P4"><text:span text:style-name="T23"/></text:p>
      <text:p text:style-name="P3"/>
      <text:p text:style-name="P3">-Sistem</text:p>
      <text:p text:style-name="P15"><text:span text:style-name="T3">Klasa </text:span><text:span text:style-name="T2">Sistem </text:span><text:span text:style-name="T3">prvenstveno ima funkciju registracije korisnika (prima Korisnik kao atribut) <text:s/>I unosi ga u bazu podataka preko svog kontrolera. </text:span><text:span text:style-name="T9">Klasa sistem čuva sve instance klase Rezervacija </text:span><text:span text:style-name="T13">i klase Korisnik tj. liste</text:span><text:span text:style-name="T12">. Funkcijom ukini_rezervaciju </text:span><text:span text:style-name="T13">se rezervacija sa određenim id-om briše iz liste.</text:span><text:span text:style-name="T12"> </text:span><text:span text:style-name="T9"><text:s/></text:span></text:p>
      <text:p text:style-name="P12"><text:soft-page-break/><text:span text:style-name="T8">U ovoj klasi se asihrono prati trenutno vrijeme i provjerava </text:span><text:span text:style-name="T10">funkcijom provjeri_vrijeme </text:span><text:span text:style-name="T9">svakih 1-2 minute </text:span><text:span text:style-name="T8">da li nekom od korisnika uskoro istječe rezervisano vrijeme na parkingu te ih se obavještava </text:span><text:span text:style-name="T9">putem email-a (vrijeme se provjerava samo nakon određenog broja minuta zbog perfomansi).</text:span></text:p>
      <text:p text:style-name="P12"><text:span text:style-name="T9"/></text:p>
      <text:p text:style-name="P20"><text:span text:style-name="T13">Klasa sistem također ima atribut zaposlenicki_password koji zaposlenik treba unijeti kada otvara aplikaciju da bi imao pristup funkciji ove klase odjavi_korisnika</text:span><text:span text:style-name="T11"> </text:span><text:span text:style-name="T14">i prijavi_korisnika pri čemu prva </text:span><text:span text:style-name="T13">prima parametar tipa Korisnik. </text:span><text:span text:style-name="T14">F</text:span><text:span text:style-name="T13">unkcija </text:span><text:span text:style-name="T14">odjavi_korisnika </text:span><text:span text:style-name="T13">provjerava vrijeme_isteka_rezervacije korisnika te mu dodaje dodatnu cijenu parkinga za svaki sat koji je proveo </text:span><text:span text:style-name="T14">izvan svog vremena rezervacije</text:span><text:span text:style-name="T13"> (vlasnik zadaje koliko želi da to povećanje bude). </text:span><text:span text:style-name="T14">Funkcija prijavi_korisnika_</text:span><text:span text:style-name="T15">email</text:span><text:span text:style-name="T14"> služi za korisnike koji dođu naknadno tj. bez da se prijave putem aplikacije. </text:span><text:span text:style-name="T15">Ova funkcija prima ime,prezime,email koirsnika. Pored ovih funkcija postoji funkcija prijavi_gosta koja pravi korisnika sa null podacima i ubacuje ga u listu Korisnika. Ovim korisnicima se cijena računa kao korisnicima sa rezervacijom kojima je isteklo vrijeme rezervacije.</text:span><text:span text:style-name="T11"> </text:span></text:p>
      <text:p text:style-name="P20"><text:span text:style-name="T11"/></text:p>
      <text:p text:style-name="P21"><text:span text:style-name="T16">Kada su u pitanju funkcije </text:span><text:span text:style-name="T17">i atributi</text:span><text:span text:style-name="T16"> za popust</text:span><text:span text:style-name="T17">e, klasa ima listu naziva popusta tipa String. U ovoj listi su svi mogući popusti. Funkcija <text:s/>napravi_popust prima naziv popusta te njegovu količinu. U ovoj funkciji se pravi novi popust tipa Popust i dodaje u listu odabrani_popusti koja sadrži članove tipa Popust. </text:span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11"/></text:p>
      <text:p text:style-name="P3"/>
      <text:p text:style-name="P1"><text:span text:style-name="T5"/></text:p>
      <text:p text:style-name="P1"/>
      <text:p text:style-name="P10">*<text:span text:style-name="T1">Napomena</text:span>: imena atributa i funkcija nisu konačn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06T21:54:13.350000000</meta:creation-date>
    <dc:date>2021-04-06T23:46:25.878000000</dc:date>
    <meta:editing-duration>PT36M17S</meta:editing-duration>
    <meta:editing-cycles>8</meta:editing-cycles>
    <meta:generator>LibreOffice/6.4.3.2$Windows_X86_64 LibreOffice_project/747b5d0ebf89f41c860ec2a39efd7cb15b54f2d8</meta:generator>
    <meta:document-statistic meta:table-count="0" meta:image-count="0" meta:object-count="0" meta:page-count="2" meta:paragraph-count="24" meta:word-count="543" meta:character-count="3809" meta:non-whitespace-character-count="3280"/>
  </office:meta>
</office:document-meta>
</file>